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f8ca" officeooo:paragraph-rsid="001bfd65"/>
    </style:style>
    <style:style style:name="P2" style:family="paragraph" style:parent-style-name="Standard">
      <style:text-properties officeooo:rsid="001bfd65" officeooo:paragraph-rsid="001bfd65"/>
    </style:style>
    <style:style style:name="P3" style:family="paragraph" style:parent-style-name="Standard">
      <style:text-properties officeooo:rsid="001c03ac" officeooo:paragraph-rsid="001c03ac"/>
    </style:style>
    <style:style style:name="P4" style:family="paragraph" style:parent-style-name="Standard">
      <style:text-properties officeooo:rsid="001bfd65" officeooo:paragraph-rsid="001bfd65"/>
    </style:style>
    <style:style style:name="P5" style:family="paragraph" style:parent-style-name="Standard">
      <style:text-properties officeooo:rsid="001c2ba5" officeooo:paragraph-rsid="001c2b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étodos de tempo</text:p>
      <text:p text:style-name="P1"/>
      <text:p text:style-name="P2">getDay()</text:p>
      <text:p text:style-name="P2">getFullYear()</text:p>
      <text:p text:style-name="P2">getHours()</text:p>
      <text:p text:style-name="P2">GetMilliseconds()</text:p>
      <text:p text:style-name="P2">getMinutes()</text:p>
      <text:p text:style-name="P2">getMounth()</text:p>
      <text:p text:style-name="P2">getSeconds()</text:p>
      <text:p text:style-name="P2">getTime()</text:p>
      <text:p text:style-name="P2">setDate()</text:p>
      <text:p text:style-name="P2">setDay()</text:p>
      <text:p text:style-name="P5">Date.now()</text:p>
      <text:p text:style-name="P5"/>
      <text:p text:style-name="P2"/>
      <text:p text:style-name="P3">Métodos temporizadores</text:p>
      <text:p text:style-name="P3">setTimeout(fn, ms) // agenda função para ser executada no futuro</text:p>
      <text:p text:style-name="P3">setInterval(fn, ms) // executa a cada x tempo a função</text:p>
      <text:p text:style-name="P3">clearTimetout(id)</text:p>
      <text:p text:style-name="P3">clearInterval(id)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0:54:43.769043023</meta:creation-date>
    <dc:date>2019-07-31T10:04:22.385642332</dc:date>
    <meta:editing-duration>PT2H1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8" meta:character-count="309" meta:non-whitespace-character-count="288"/>
  </office:meta>
</office:document-meta>
</file>